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style:font-name="Liberation Mono" fo:font-size="12pt" style:font-size-asian="12pt" style:font-size-complex="12pt"/>
    </style:style>
    <style:style style:name="P2" style:family="paragraph" style:parent-style-name="Preformatted_20_Text">
      <style:paragraph-properties fo:line-height="150%"/>
      <style:text-properties style:font-name="Liberation Mono" fo:font-size="12pt" officeooo:paragraph-rsid="001b7202" style:font-size-asian="12pt" style:font-size-complex="12pt"/>
    </style:style>
    <style:style style:name="P3" style:family="paragraph" style:parent-style-name="Preformatted_20_Text">
      <style:paragraph-properties fo:line-height="150%"/>
      <style:text-properties style:font-name="Liberation Mono" fo:font-size="12pt" officeooo:paragraph-rsid="001cd5e8" style:font-size-asian="12pt" style:font-size-complex="12pt"/>
    </style:style>
    <style:style style:name="T1" style:family="text">
      <style:text-properties officeooo:rsid="001b7202"/>
    </style:style>
    <style:style style:name="T2" style:family="text">
      <style:text-properties officeooo:rsid="001cd5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necesidad de registrar datos se remonta a la historia reconocida más antigua. Los intentos para proporcionar registros permanentes de transacciones se ven en las tablas de arcilla sumerias, en artefactos dejados por los babilonios, en los jeroglíficos del antiguo Egipto e incluso en las pinturas rupestres. Los registros en papel u otras formas escritas se han usado durante siglos para registrar información acerca de historias familiares, tratados y otros acuerdos, inventarios domésticos o empresariales, reclutamiento escolar, registros de empleados, pago de bienes o servicios, datos censales y muchas otras facetas de la vida. </text:p>
      <text:p text:style-name="P2"/>
      <text:p text:style-name="P2">El uso de tarjetas perforadas para almacenamiento de datos se introdujo en 1890, cuando los datos censales estadounidenses se recopilaron y almacenaron en tarjetas perforadas por primera vez. La constitución estadounidense requiere que se realice un censo completo cada 10 años. El censo de 1880 tardó siete años en completarse porque la población del país aumentó tanto que se anticipó que no habría suficiente tiempo para completar el censo antes de 1900, cuando comenzaría uno nuevo. La oficina censal patrocinó una competencia a fin de que se proporcionaran ideas acerca de las formas para hacer el censo más eficiente.</text:p>
      <text:p text:style-name="P1">Herman Hollerith, empleado de la oficina, propuso el uso de tarjetas perforadas para registrar las respuestas censales de cada hogar y facilitar el procesamiento de las respuestas. Tales tarjetas ya estaban en uso en la industria de tejido de seda en Lyon, Francia, para controlar el telar Jacquard, que tejía patrones en tela de seda. Hollerith diseñó un método con el fin de usar la misma tecnología para almacenar datos censales y examinar sus patrones. Ganó la competencia y, debido a su diseño, el censo se completó en tiempo récord, y se inventó una nueva técnica para el procesamiento de datos. Después de dicho éxito, el equipo mecánico de tarjetas perforadas se usó durante muchos años para almacenamiento, ordenación, análisis y reporte de datos, y las tarjetas perforadas funcionaron como un medio de entrada para las computadoras, tanto para programas como para datos.</text:p>
      <text:p text:style-name="P1"><text:soft-page-break/>La cinta de papel perforado se usó para almacenar tanto programas de computadora como datos desde comienzos de la década de 1940, cuando se inventaron las primeras computadoras electromecánicas y electrónicas. Desde aproximadamente 1950, la cinta magnética se desarrolló y usó para entrada en las primeras computadoras, incluida la UNIVAC 1, la primera computadora comercialmente disponible. Los mazos de tarjetas perforadas, los bucles de cinta de papel perforada o los carretes de cinta magnética se usaron todos esencialmente en la misma forma, tanto para almacenar programas como para proporcionar un método de almacenamiento y entrada de datos. Los datos en estos medios sólo se podían leer en el orden en el que se almacenaban. Este tipo de procesamiento secuencial de archivos era en extremo eficiente, pero no muy flexible. Por lo general, la nómina era la primera aplicación que un negocio elegía automatizar, debido a los complejos cálculos y requerimientos de reporte que eran tediosos para las personas que los realizaban. La figura 1.6 proporciona un panorama de una aplicación de nómina que usa procesamiento secuencial de archivo. El archivo maestro que contiene datos de nómina relativamente permanentes para cada empleado se mantiene en orden mediante un campo clave, acaso Número de Empleado. Los registros en este archivo también pueden contener ítems como el nombre del empleado, dirección, salario semanal, exenciones, deducciones de impuestos, totales de pago bruto en lo que va del año, impuestos y salario neto. Cada semana se prepararía un archivo de transacción que contendría nuevos datos, como el número de horas laboradas dicha semana, cualquier cambio en salario, deducciones u otros datos, y cualquiera otra nueva información necesaria para la nómina de dicha semana. Con frecuencia se usaba la cinta magnética para el archivo maestro, y las tarjetas perforadas para el archivo de transacción. Ambos archivos tienen que estar en el mismo orden, por Número de Empleado. Un programa leería un registro maestro, luego leería el registro de transacción para el mismo empleado y completaría el procesamiento de nómina para dicha persona. En el proceso, la información en el antiguo registro maestro cambiaría para reflejar nuevos datos, y un nuevo registro se escribiría a <text:soft-page-break/>una nueva cinta maestra. Al final del programa, la nueva cinta se convertiría en la cinta maestra actual, y se usaría la siguiente semana. A esto se le conoce como un sistema maestro antiguo/maestro nuevo o padre/hijo. El tipo de procesamiento descrito aquí, donde un conjunto de registros se envían como unidad a un programa que luego opera sobre ellos sin mayor intervención humana, se conoce como procesamiento por lote (batch). El almacenamiento en disco magnético estuvo disponible hacia finales de la década de 1950, lo que hizo posible el acceso directo (acceso no secuencial) de registros. Los programas ya no requerían que el orden de acceso coincidiera con el orden físico de los registros. Las actualizaciones se podían hacer al disco, sin rescribir todo el archivo. Durante la década de 1960 se desarrollaron lenguajes de programación, incluidos COBOL y PL/1, para procesamiento de datos comercial que usaba datos almacenados tanto en cinta como en disco. Originalmente, se usaron organizaciones de archivo simples para organizar datos en estos dispositivos de almacenamiento secundario, pero conforme las aplicaciones se volvieron más complejas, se necesitaron métodos de almacenamiento y recuperación de datos más sofisticados. Dos modelos de base de datos, competitivas, la red y la jerárquica, se desarrollaron en esta época. Sin embargo, continuó el uso de los sistemas de archivos para muchas aplicaciones.</text:p>
      <text:p text:style-name="P1">El modelo jerárquico para bases de datos se desarrolló durante la década de 1960, como una solución ad hoc para las necesidades inmediatas de aplicaciones reales. El sistema de gestión de base de datos jerárquico más antiguo, el IMS de IBM, se creó con el fin de organizar y almacenar información necesaria para el programa espacial del proyecto de alunizae del Apolo. North American Aviation (que se convirtió en Rockwell) e IBM trabajaron en conjunto para producir la primera versión de IMS, que se lanzó en 1968. Las primeras versiones de IMS se diseñaron para utilizarse con dispositivos de cinta magnética, pero más tarde el disco magnético se convirtió en estándar. IMS pronto se volvió el sistema de gestión de base de datos jerárquico dominante en el mercado y durante muchos años fue el más ampliamente usado de <text:soft-page-break/>todos los DBMS, hasta que lo sustituyeron los sistemas relacionales. Después de 1968 se hicieron muchas mejoras a IMS, lo que resultó en nuevas versiones que sacaron ventaja de las mejoras en hardware y software, y proporcionó nuevas características como comunicaciones de datos y maximizar el rendimiento. El sistema de reservaciones de la aerolínea SABRE se basó en IMS. IMS se conoció como un “caballo de batalla” capaz de procesar eficientemente grandes cantidades de datos. Usaba una estructura de árbol familiar a los programadores que estaban acostumbrados a trabajar con archivos, y proporcionó rendimiento predecible. A principios de la década de 1960, Charles Bachman, en General Electric, creó uno de los sistemas de gestión de base de datos más antiguo, Integrated Data Store (IDS, almacén datos), usando un modelo de red. Este sistema de gestión de base de datos influyó el desarrollo del área de base de datos durante muchos años. La Conferencia sobre Lenguajes de Sistemas de Datos (CODASYL, por sus siglas en inglés), organización que consiste en representantes de grandes proveedores y usuarios de hardware y software, se formó para intentar estandarizar muchos aspectos del procesamiento de datos. Tuvo estándares exitosamente escritos para el lenguaje COBOL. A finales de la década de 1960 formó un subgrupo llamado Database Task Group (DBTG, Grupo de tarea de base de datos) para abordar la cuestión de la estandarización para los sistemas de gestión de base de datos. Influidos por IDS, el grupo propuso un modelo basado en red y especificaciones para definición de datos y lenguajes de manipulación de datos. El reporte del anteproyecto se publicó en 1969 y resultó en muchas sugerencias para cambios por parte de sus lectores. El DBTG reconsideró su propósito y publicó su primer reporte oficial en 1971. Este documento hito se envió al American National Standards Institute (ANSI) con la esperanza de que sus especificaciones se aceptarían como un estándar para los sistemas de gestión de base de datos. Sin embargo, ANSI se rehusó a aceptar o rechazó el estándar propuesto. Al reporte de 1971 siguieron muchas versiones más nuevas, notablemente en 1973, 1978, 1981 y 1984, pero siguió siendo <text:span text:style-name="T1">c</text:span>onceptos introductorios a las bases de datos el principal documento que describía un modelo <text:soft-page-break/>basado en red al que generalmente se le conoce como el modelo CODASYL o el modelo DBTG, y muchos sistemas de gestión de base de datos populares se basaron en él. Además, proporcionó el vocabulario y marco conceptual para discutir los temas de base de datos, y estableció por primera vez la noción de una arquitectura de base de datos en capas y terminología común. El DBTG evolucionó en 1972 a un comité CODASYL permanente, el DDLC, o Data Description Language Committee (Comité de Lenguaje de Descripción de Datos), que continuó operando y publicaba sus descubrimientos periódicamente en su Journals of Development hasta 1984, cuando el comité de estandarización ANSI X3H2 se apoderó de su función. A pesar del hecho de que DBTG y DDLC continuaron realizando cambios al modelo CODASYL, la proposición 1971 la usaron grandes proveedores como la base para sus sistemas de gestión de bases de datos. El más ampliamente usado de estos sistemas basados en red fue el IDMS de Cullinet. Otros incluyeron PRIME DBMS de PRIME Computer, IDS II de Honeywell, DMS 170 de Control Data Corporation, DC, DMSII y DMS1100 de UNISYS, y DBMS 10 y DBMS 11 de Digital Equipment Corporation. Aunque los modelos jerárquico<text:span text:style-name="T2">s</text:span> y de red eran poderosos y eficientes, eran complejos, y requerían que los usuarios entendieran las estructuras de datos y las rutas de acceso a los datos. Estaban diseñados para usarse con programas en lugar de para acceso interactivo de los usuarios, de modo que no soportaban consultas ad hoc. No estaban basados sobre un fundamento teórico sólido, sino que eran soluciones construidas sobre sistemas de archivos existentes. El modelo relacional fue propuesto por primera vez por E. F. Codd en 1970, en un artículo llamado “A Relational Model of Data for Large Shared Data Banks”. Fue el primer modelo que se basó en nociones teóricas de matemáticas, que proporcionó una fuerte base teórica. La investigación sobre el modelo la realizaron Codd y otros en el IBM Research Laboratory en San José, California. System R, un prototipo de sistema de gestión de base de datos relacional, lo desarrollaron investigadores de IBM a finales de la década de 1970. DB2, el sistema de gestión de base de datos relacional de IBM, se basó en System R. SQL, un lenguaje desarrollado por System <text:soft-page-break/>R, se convirtió en el lenguaje de datos estándar para las bases de datos relacionales, con estándares aprobados por ANSI publicados en 1986, 1989, 1992 y 1999. Otros tempranos proyectos de investigación de modelo relacional fueron el Peterlee Relational Test Vehicle, creado en el IBM UK Scientific Laboratory e INGRES, desarrollado en la Universidad de California en Berkeley. La investigación condujo a una versión “universitaria” de INGRES, así como a un producto comercial. ORACLE se desarrolló y comercializó usando muchos de los resultados del System R. El extenso uso de microcomputadoras que comenzó en la década de 1980 condujo a la creación de sistemas de gestión de base de datos basados en PC, que eran todos relacionales. Entre los primeros sistemas de gestión de bases de datos relacionales basados en microcomputadora estaban dBase, R:Base, Foxpro y Paradox. Access de Microsoft, que usa el modelo relacional, ahora es el sistema de gestión de base de datos basado en microcomputadora de uso más extendi­</text:p>
      <text:p text:style-name="P1">do. Oracle, DB2, Informix, Sybase y el Server SQL de Microsoft, que usan el modelo relacional, en la actualidad son los sistemas de gestión de bases de datos empresariales más importantes. El modelo relacional usa tablas simples para organizar datos. No permite a los diseñadores de bases de datos expresar algunas distinciones importantes cuando modelan una empresa. En 1976, P. P. Chen desarrolló un nuevo tipo de modelo, el modelo entidad-relación. <text:span text:style-name="T2">Este</text:span> es un ejemplo de un modelo semántico que intenta capturar el significado de los datos que representa. El modelo entidad-<text:span text:style-name="T2">r</text:span>elación en sí mismo se ha extendido muchas veces para hacerlo <text:span text:style-name="T2">semántica-mente</text:span> más rico. Otros modelos semánticos para bases de datos se crearon para intentar capturar más del significado en los datos.</text:p>
      <text:p text:style-name="P1">La necesidad de almacenar y manipular datos complejos que no es fácil modelar usando las simples tablas del modelo relacional, así como la aparición de lenguajes de programación usando el paradigma orientado a objeto, condujo al desarrollo de bases de datos orientadas a objeto en la década de 1990. Estas bases de datos se crearon para manipular los datos requeridos para aplicaciones avanzadas como sistemas de información geográfica (gis),</text:p>
      <text:p text:style-name="P1"><text:soft-page-break/>multimedia, diseño y manufactura asistidos por computadora (CAD/CAM), y otros entornos complejos. Los sistemas de gestión de base de datos relacional como Oracle agregan algunas capacidades orientadas a objeto a sus productos, lo que resulta en bases de dato<text:span text:style-name="T2">s,</text:span> híbrida, objeto-relacional.</text:p>
      <text:p text:style-name="P1">Los almacenes de datos se desarrollaron en la década de 1990 para proporcionar un método de captura de datos consolidado a partir de muchas bases de datos. Un almacén de datos por lo general guarda datos históricos acerca de una organización, con el propósito de minar datos, un proceso de análisis estadístico de datos que permite a la organización descubrir las tendencias que puedan estar presentes en sus propios registros.</text:p>
      <text:p text:style-name="P3">El amplio uso de Internet ha tenido un tremendo impacto sobre el desarrollo de las bases de datos. Internet conecta a los usuarios a una rica red de bases de datos en constante expansión, y proporciona acceso a bibliotecas digitales<text:span text:style-name="T2">, recursos</text:span>-multimedia, recursos educativos y mucho más. Los sitios de comercio electrónico proporcionan acceso a bases de datos de información acerca de productos y servicios a clientes a lo largo del mundo. Los dispositivos computacionales inalámbricos y clientes pequeños como los PDA son otros desarrollos que permiten a los usuarios conectarse a recursos de base de datos en formas nuevas y flex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17T13:50:12.363611689</dc:date>
    <meta:editing-duration>PT7M4S</meta:editing-duration>
    <meta:editing-cycles>2</meta:editing-cycles>
    <meta:document-statistic meta:table-count="0" meta:image-count="0" meta:object-count="0" meta:page-count="7" meta:paragraph-count="10" meta:word-count="2372" meta:character-count="14866" meta:non-whitespace-character-count="12504"/>
  </office:meta>
</office:document-meta>
</file>